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sul" svg:font-family="Asu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sul" officeooo:paragraph-rsid="00198559"/>
    </style:style>
    <style:style style:name="P2" style:family="paragraph" style:parent-style-name="Standard">
      <style:text-properties style:font-name="Asul" fo:font-weight="bold" officeooo:paragraph-rsid="0019c7a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sul" fo:font-size="24pt" fo:font-weight="bold" officeooo:paragraph-rsid="0019c7a0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Asul" officeooo:paragraph-rsid="0019c7a0"/>
    </style:style>
    <style:style style:name="P5" style:family="paragraph" style:parent-style-name="Standard" style:list-style-name="L1">
      <style:text-properties style:font-name="Asul" officeooo:paragraph-rsid="00198559" fo:background-color="#33cc66"/>
    </style:style>
    <style:style style:name="P6" style:family="paragraph" style:parent-style-name="Standard" style:list-style-name="L1">
      <style:text-properties style:font-name="Asul" officeooo:paragraph-rsid="0019c7a0" fo:background-color="#33cc66"/>
    </style:style>
    <style:style style:name="P7" style:family="paragraph" style:parent-style-name="Standard" style:list-style-name="L2">
      <style:text-properties style:font-name="Asul" officeooo:paragraph-rsid="0019c7a0" fo:background-color="#33cc66"/>
    </style:style>
    <style:style style:name="P8" style:family="paragraph" style:parent-style-name="Standard" style:list-style-name="L1">
      <style:text-properties style:font-name="Asul" officeooo:paragraph-rsid="00198559" fo:background-color="#dc2300"/>
    </style:style>
    <style:style style:name="P9" style:family="paragraph" style:parent-style-name="Standard" style:list-style-name="L2">
      <style:text-properties style:font-name="Asul" officeooo:paragraph-rsid="0019c7a0" fo:background-color="#dc2300"/>
    </style:style>
    <style:style style:name="P10" style:family="paragraph" style:parent-style-name="Standard" style:list-style-name="L1">
      <style:text-properties style:font-name="Asul" officeooo:paragraph-rsid="0019c7a0" fo:background-color="#9966cc"/>
    </style:style>
    <style:style style:name="P11" style:family="paragraph" style:parent-style-name="Standard" style:list-style-name="L1">
      <style:text-properties style:font-name="Asul" officeooo:paragraph-rsid="00198559" fo:background-color="#9966cc"/>
    </style:style>
    <style:style style:name="P12" style:family="paragraph" style:parent-style-name="Standard">
      <style:paragraph-properties fo:text-align="end" style:justify-single-word="false"/>
      <style:text-properties style:font-name="Asul" fo:font-size="18pt" fo:font-weight="bold" officeooo:paragraph-rsid="0019f906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Asul" officeooo:paragraph-rsid="0019f906"/>
    </style:style>
    <style:style style:name="T1" style:family="text">
      <style:text-properties officeooo:rsid="00198559"/>
    </style:style>
    <style:style style:name="T2" style:family="text">
      <style:text-properties officeooo:rsid="0019c7a0"/>
    </style:style>
    <style:style style:name="T3" style:family="text">
      <style:text-properties officeooo:rsid="0019f906"/>
    </style:style>
    <style:style style:name="T4" style:family="text">
      <style:text-properties fo:font-weight="bold" officeooo:rsid="0019c7a0" style:font-weight-asian="bold" style:font-weight-complex="bold"/>
    </style:style>
    <style:style style:name="T5" style:family="text">
      <style:text-properties officeooo:rsid="0019f906" fo:background-color="#33cc66"/>
    </style:style>
    <style:style style:name="T6" style:family="text">
      <style:text-properties officeooo:rsid="0019f906" fo:background-color="#dc2300"/>
    </style:style>
    <style:style style:name="T7" style:family="text">
      <style:text-properties officeooo:rsid="0019f906" fo:background-color="#9966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en Seconds</text:span></text:p>
      <text:p text:style-name="P12"><text:span text:style-name="T3">Ideas and Notes</text:span></text:p>
      <text:p text:style-name="P13"><text:span text:style-name="T5">G6</text:span><text:span text:style-name="T3"><text:tab/>Like</text:span></text:p>
      <text:p text:style-name="P13"><text:span text:style-name="T6">R2</text:span><text:span text:style-name="T3"><text:tab/>May not be accomplished within time limit</text:span></text:p>
      <text:p text:style-name="P13"><text:span text:style-name="T7">M4</text:span><text:span text:style-name="T3"><text:tab/>Possible within the time limit, but risky to balance</text:span></text:p>
      <text:p text:style-name="P1"><text:span text:style-name="T1"/></text:p>
      <text:p text:style-name="P4"><text:span text:style-name="T4">Change</text:span></text:p>
      <text:list xml:id="list2286529154180504789" text:style-name="L1">
        <text:list-item>
          <text:p text:style-name="P5"><text:span text:style-name="T2">P</text:span><text:span text:style-name="T1">erspective (first person, third person, fixed camera, isometric)</text:span></text:p>
        </text:list-item>
        <text:list-item>
          <text:p text:style-name="P5"><text:span text:style-name="T1">Character (rifleman, marksman, spy)</text:span></text:p>
        </text:list-item>
        <text:list-item>
          <text:p text:style-name="P8"><text:span text:style-name="T2">G</text:span><text:span text:style-name="T1">ame (RPG, FPS, Racer, Fighter)</text:span></text:p>
        </text:list-item>
        <text:list-item>
          <text:p text:style-name="P5"><text:span text:style-name="T1">Level morph (Platforms become available or are constantly disappearing?)</text:span></text:p>
        </text:list-item>
        <text:list-item>
          <text:p text:style-name="P5"><text:span text:style-name="T1">Objective (capture something, destroy something)</text:span></text:p>
        </text:list-item>
        <text:list-item>
          <text:p text:style-name="P11"><text:span text:style-name="T1">Physics (gravity, friction)</text:span></text:p>
        </text:list-item>
        <text:list-item>
          <text:p text:style-name="P11"><text:span text:style-name="T1">AI (sight, sound disable and enable)</text:span></text:p>
        </text:list-item>
        <text:list-item>
          <text:p text:style-name="P8"><text:span text:style-name="T1">Platform (network a few machines)</text:span></text:p>
        </text:list-item>
        <text:list-item>
          <text:p text:style-name="P10"><text:span text:style-name="T1">Enemy type</text:span></text:p>
        </text:list-item>
        <text:list-item>
          <text:p text:style-name="P10"><text:span text:style-name="T1"><text:s/></text:span><text:span text:style-name="T2">Light is affected, which causes certain paths to be revealed (and enemies)</text:span></text:p>
        </text:list-item>
        <text:list-item>
          <text:p text:style-name="P6"><text:span text:style-name="T2">Your senses are affected (maybe motor skills, too?)</text:span></text:p>
        </text:list-item>
        <text:list-item>
          <text:p text:style-name="P6"><text:span text:style-name="T2">Control mechanism (movement, look, action)</text:span></text:p>
        </text:list-item>
      </text:list>
      <text:p text:style-name="P4"><text:span text:style-name="T1"/></text:p>
      <text:p text:style-name="P2"><text:span text:style-name="T2">One Time</text:span></text:p>
      <text:list xml:id="list1497940804539532447" text:style-name="L2">
        <text:list-item>
          <text:p text:style-name="P7"><text:span text:style-name="T2">Fix something that went wrong (you're given a preview before fixing it)</text:span></text:p>
        </text:list-item>
        <text:list-item>
          <text:p text:style-name="P9"><text:span text:style-name="T2">Type as many words as possible</text:span></text:p>
        </text:list-item>
        <text:list-item>
          <text:p text:style-name="P7"><text:span text:style-name="T2">Kill/Save as many drones/people as possi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sul" svg:font-family="Asu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6:28:50</meta:creation-date>
    <dc:date>2013-08-24T17:07:07</dc:date>
    <meta:editing-duration>PT7M56S</meta:editing-duration>
    <meta:editing-cycles>1</meta:editing-cycles>
    <meta:document-statistic meta:table-count="0" meta:image-count="0" meta:object-count="0" meta:page-count="1" meta:paragraph-count="22" meta:word-count="139" meta:character-count="848" meta:non-whitespace-character-count="745"/>
    <meta:generator>LibreOffice/4.0.4.2$Linux_X86_64 LibreOffice_project/400m0$Build-2</meta:generator>
  </office:meta>
</office:document-meta>
</file>